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A600000B2200000B2278FCB87E.svg" manifest:media-type=""/>
  <manifest:file-entry manifest:full-path="Pictures/100002010000006C0000006C085DA55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xml:id="id2" draw:id="id2" draw:layer="layout" svg:width="2.849cm" svg:height="2.849cm" svg:x="9.144cm" svg:y="9.851cm">
          <draw:image xlink:href="Pictures/100002010000006C0000006C085DA553.png" xlink:type="simple" xlink:show="embed" xlink:actuate="onLoad"/>
          <draw:image xlink:href="Pictures/100000A600000B2200000B2278FCB87E.svg" xlink:type="simple" xlink:show="embed" xlink:actuate="onLoad">
            <text:p/>
          </draw:image>
        </draw:frame>
        <draw:custom-shape draw:style-name="gr2" draw:text-style-name="P1" xml:id="id1" draw:id="id1" draw:layer="layout" svg:width="4.572cm" svg:height="4.572cm" svg:x="16.002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6.002cm" svg:y1="8.89cm" svg:x2="11.993cm" svg:y2="11.275cm" draw:start-shape="id1" draw:start-glue-point="3" draw:end-shape="id2" draw:end-glue-point="1" svg:d="m16002 8890h-2005v2385h-2004" svg:viewBox="0 0 4010 238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 </meta:initial-creator>
    <meta:creation-date>2013-05-18T01:08:15</meta:creation-date>
    <dc:date>2013-05-18T01:18:07</dc:date>
    <dc:creator>me </dc:creator>
    <meta:editing-duration>P0D</meta:editing-duration>
    <meta:editing-cycles>1</meta:editing-cycles>
    <meta:document-statistic meta:object-count="26"/>
    <meta:generator>${PRODUCTNAME}/${PRODUCTVERSION}${PRODUCTEXTENSION}$Linux_X86_64 LibreOffice_project/4a6835f7e4706d0529baa34873b6f45abe4d66c</meta:generator>
  </office:meta>
</office:document-meta>
</file>